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 svg:font-family="TimesNewRoman" style:font-family-generic="roman"/>
    <style:font-face style:name="TimesNewRoman,Italic" svg:font-family="'TimesNewRoman,Italic'" style:font-family-generic="roman"/>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hadow="none"/>
    </style:style>
    <style:style style:name="Table101.A" style:family="table-column">
      <style:table-column-properties style:column-width="75.12mm" style:rel-column-width="4259*"/>
    </style:style>
    <style:style style:name="Table101.B" style:family="table-column">
      <style:table-column-properties style:column-width="94.79mm" style:rel-column-width="537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32" style:family="table-cell">
      <style:table-cell-properties fo:background-color="transparent" fo:padding="0.97mm" fo:border="none">
        <style:background-image/>
      </style:table-cell-properties>
    </style:style>
    <style:style style:name="Table101.A37"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19"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21.75mm"/>
    </style:style>
    <style:style style:name="Table19.B" style:family="table-column">
      <style:table-column-properties style:column-width="148.17mm"/>
    </style:style>
    <style:style style:name="Table19.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37.04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37.04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22"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21.75mm"/>
    </style:style>
    <style:style style:name="Table22.B" style:family="table-column">
      <style:table-column-properties style:column-width="37.04mm"/>
    </style:style>
    <style:style style:name="Table22.A1" style:family="table-cell">
      <style:table-cell-properties fo:padding="0.97mm" fo:border="none"/>
    </style:style>
    <style:style style:name="Table22.4" style:family="table-row">
      <style:table-row-properties fo:background-color="transparent" style:keep-together="true" fo:keep-together="auto">
        <style:background-image/>
      </style:table-row-properties>
    </style:style>
    <style:style style:name="Table22.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2.B5" style:family="table-cell">
      <style:table-cell-properties style:vertical-align="" fo:background-color="transparent" fo:padding="0.97mm" fo:border="none" style:writing-mode="lr-tb">
        <style:background-image/>
      </style:table-cell-properties>
    </style:style>
    <style:style style:name="Table23"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4" style:family="table-row">
      <style:table-row-properties fo:background-color="transparent" style:keep-together="true" fo:keep-together="auto">
        <style:background-image/>
      </style:table-row-properties>
    </style:style>
    <style:style style:name="Table23.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3.B5" style:family="table-cell">
      <style:table-cell-properties style:vertical-align="" fo:background-color="transparent" fo:padding="0.97mm" fo:border="none" style:writing-mode="lr-tb">
        <style:background-image/>
      </style:table-cell-properties>
    </style:style>
    <style:style style:name="Table2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21.75mm"/>
    </style:style>
    <style:style style:name="Table24.B" style:family="table-column">
      <style:table-column-properties style:column-width="37.04mm"/>
    </style:style>
    <style:style style:name="Table24.A1" style:family="table-cell">
      <style:table-cell-properties fo:padding="0.97mm" fo:border="none"/>
    </style:style>
    <style:style style:name="Table24.4" style:family="table-row">
      <style:table-row-properties fo:background-color="transparent" style:keep-together="true" fo:keep-together="auto">
        <style:background-image/>
      </style:table-row-properties>
    </style:style>
    <style:style style:name="Table24.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4.B5" style:family="table-cell">
      <style:table-cell-properties style:vertical-align="" fo:background-color="transparent" fo:padding="0.97mm" fo:border="none" style:writing-mode="lr-tb">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background-color="transparent"/>
    </style:style>
    <style:style style:name="P12" style:family="paragraph" style:parent-style-name="Heading_20_2" style:master-page-name="First_20_Page">
      <style:paragraph-properties style:page-number="auto"/>
    </style:style>
    <style:style style:name="P13" style:family="paragraph" style:parent-style-name="cmd_5f_code">
      <style:text-properties fo:language="en" fo:country="US"/>
    </style:style>
    <style:style style:name="P14" style:family="paragraph" style:parent-style-name="cmd_5f_code">
      <style:text-properties style:font-name="Courier New" fo:font-size="10.5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background-color="#81d41a"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68927423404347050" text:style-name="Outline">
        <text:list-item>
          <text:list>
            <text:list-item>
              <text:h text:style-name="P12"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text:a xlink:type="simple" xlink:href="#sens_aper" text:style-name="Internet_20_link" text:visited-style-name="Visited_20_Internet_20_Link">:APERture {&lt;period&gt;}</text:a></text:p>
          </table:table-cell>
          <table:table-cell table:style-name="Table101.A2" office:value-type="string">
            <text:p text:style-name="Standard">Sets the integration time</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 {&lt;range&gt;} [, &lt;channel&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text:a xlink:type="simple" xlink:href="#sens_dlog_cle" text:style-name="Internet_20_link" text:visited-style-name="Visited_20_Internet_20_Link">:CLEar</text:a></text:p>
          </table:table-cell>
          <table:table-cell table:style-name="Table101.A2" office:value-type="string">
            <text:p text:style-name="P1">Resets DLOG settings</text:p>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book" text:style-name="Internet_20_link" text:visited-style-name="Visited_20_Internet_20_Link">BOOKmark {&lt;bookmark&gt;}</text:a></text:p>
          </table:table-cell>
          <table:table-cell table:style-name="Table101.A2" office:value-type="string">
            <text:p text:style-name="P1">Adds a bookmark into the active DLOG</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unit" text:style-name="Internet_20_link" text:visited-style-name="Visited_20_Internet_20_Link">:UNIT {&lt;unit&gt;}</text:a></text:p>
          </table:table-cell>
          <table:table-cell table:style-name="Table101.A2" office:value-type="string">
            <text:p text:style-name="P1">Sets Y-axis&lt;n&gt; units</text:p>
          </table:table-cell>
        </table:table-row>
        <table:table-row>
          <table:table-cell table:style-name="Table101.A32" office:value-type="string">
            <text:p text:style-name="scpi1">:FUNCtion</text:p>
          </table:table-cell>
          <table:table-cell table:style-name="Table101.A32" office:value-type="string">
            <text:p text:style-name="P1"/>
          </table:table-cell>
        </table:table-row>
        <table:table-row>
          <table:table-cell table:style-name="Table101.A32" office:value-type="string">
            <text:p text:style-name="scpi2"><text:a xlink:type="simple" xlink:href="#sense_func" text:style-name="Internet_20_link" text:visited-style-name="Visited_20_Internet_20_Link">[:ON] {&lt;function&gt;}[, &lt;channel&gt;]</text:a></text:p>
          </table:table-cell>
          <table:table-cell table:style-name="Table101.A32" office:value-type="string">
            <text:p text:style-name="P1">Sets the MIO160 module analog outputs mode</text:p>
          </table:table-cell>
        </table:table-row>
        <table:table-row>
          <table:table-cell table:style-name="Table101.A32" office:value-type="string">
            <text:p text:style-name="scpi1"><text:a xlink:type="simple" xlink:href="#sense_nplc" text:style-name="Internet_20_link" text:visited-style-name="Visited_20_Internet_20_Link">:NPLCycles {&lt;cycles&gt;}</text:a></text:p>
          </table:table-cell>
          <table:table-cell table:style-name="Table101.A32" office:value-type="string">
            <text:p text:style-name="P1">Sets the number of power line cycles (NPLC)</text:p>
          </table:table-cell>
        </table:table-row>
        <table:table-row>
          <table:table-cell table:style-name="Table101.A32" office:value-type="string">
            <text:p text:style-name="scpi1">:VOLTage</text:p>
          </table:table-cell>
          <table:table-cell table:style-name="Table101.A32" office:value-type="string">
            <text:p text:style-name="P1"/>
          </table:table-cell>
        </table:table-row>
        <table:table-row>
          <table:table-cell table:style-name="Table101.A32" office:value-type="string">
            <text:p text:style-name="scpi2">[:DC]</text:p>
          </table:table-cell>
          <table:table-cell table:style-name="Table101.A32" office:value-type="string">
            <text:p text:style-name="P1"/>
          </table:table-cell>
        </table:table-row>
        <table:table-row>
          <table:table-cell table:style-name="Table101.A37" office:value-type="string">
            <text:p text:style-name="scpi3"><text:a xlink:type="simple" xlink:href="#sens_volt_rang" text:style-name="Internet_20_link" text:visited-style-name="Visited_20_Internet_20_Link">:RANGe {&lt;range&gt;} [, &lt;channel&gt;]</text:a></text:p>
          </table:table-cell>
          <table:table-cell table:style-name="Table101.A37" office:value-type="string">
            <text:p text:style-name="P1">Selects a DC voltage measurement range</text:p>
          </table:table-cell>
        </table:table-row>
      </table:table>
      <text:p text:style-name="Standard"/>
      <text:list xml:id="list77514296" text:continue-numbering="true" text:style-name="Outline">
        <text:list-item>
          <text:list>
            <text:list-item>
              <text:list>
                <text:list-item>
                  <text:h text:style-name="Heading_20_3" text:outline-level="3"><text:bookmark text:name="sens_aper"/><text:soft-page-break/>SENSe:APERture</text:h>
                </text:list-item>
              </text:list>
            </text:list-item>
          </text:list>
        </text:list-item>
      </text:list>
      <table:table table:name="Table24" table:style-name="Table24">
        <table:table-column table:style-name="Table24.A"/>
        <table:table-column table:style-name="Table24.B" table:number-columns-repeated="4"/>
        <table:table-row>
          <table:table-cell table:style-name="Table24.A1" office:value-type="string">
            <text:p text:style-name="Default_5f_nt2">Syntax</text:p>
          </table:table-cell>
          <table:table-cell table:style-name="Table24.A1" table:number-columns-spanned="4" office:value-type="string">
            <text:p text:style-name="cmd_5f_root">SENSe:APERture {&lt;period&gt;}</text:p>
            <text:p text:style-name="cmd_5f_root">SENSe:APERture?</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This command sets the integration time for one point measurement.</text:p>
            <text:p text:style-name="Standard"/>
            <text:p text:style-name="Standard">The APERture value is coupled to NPLCycles by the equation: APERture = NPLCycles / selected AC line frequency. For example, for NPLC of 5 and 50 Hz the integration time is 100 ms.</text:p>
            <text:p text:style-name="Standard"/>
            <text:p text:style-name="Standard">The AC line frequency is not detected automatically, therefore it has to be set with the SYSTem:LFRequency command.</text:p>
            <text:p text:style-name="Standard"/>
            <text:p text:style-name="note">Using an integer number of power line cycles can reduce measurement noise from line frequency sources.</text:p>
          </table:table-cell>
          <table:covered-table-cell/>
          <table:covered-table-cell/>
          <table:covered-table-cell/>
        </table:table-row>
        <table:table-row table:style-name="Table24.4">
          <table:table-cell table:style-name="Table24.A1" table:number-rows-spanned="2" office:value-type="string">
            <text:p text:style-name="P1">Parameters</text:p>
          </table:table-cell>
          <table:table-cell table:style-name="Table24.B4" office:value-type="string">
            <text:p text:style-name="P2">Name</text:p>
          </table:table-cell>
          <table:table-cell table:style-name="Table24.B4" office:value-type="string">
            <text:p text:style-name="P2">Type</text:p>
          </table:table-cell>
          <table:table-cell table:style-name="Table24.B4" office:value-type="string">
            <text:p text:style-name="P2">Range</text:p>
          </table:table-cell>
          <table:table-cell table:style-name="Table24.B4" office:value-type="string">
            <text:p text:style-name="P2">Default</text:p>
          </table:table-cell>
        </table:table-row>
        <table:table-row table:style-name="Table24.4">
          <table:covered-table-cell/>
          <table:table-cell table:style-name="Table24.B5" office:value-type="string">
            <text:p text:style-name="P1"/>
          </table:table-cell>
          <table:table-cell table:style-name="Table24.B5" office:value-type="string">
            <text:p text:style-name="P2"/>
          </table:table-cell>
          <table:table-cell table:style-name="Table24.B5" office:value-type="string">
            <text:p text:style-name="P2"/>
          </table:table-cell>
          <table:table-cell table:style-name="Table24.B5" office:value-type="string">
            <text:p text:style-name="P2">–</text:p>
          </table:table-cell>
        </table:table-row>
        <table:table-row>
          <table:table-cell table:style-name="Table24.A1" office:value-type="string">
            <text:p text:style-name="Default_5f_nt2"><text:span text:style-name="T1">Return</text:span></text:p>
          </table:table-cell>
          <table:table-cell table:style-name="Table24.A1" table:number-columns-spanned="4" office:value-type="string">
            <text:p text:style-name="Standard">The query command returns the present setting of the integration time.</text:p>
          </table:table-cell>
          <table:covered-table-cell/>
          <table:covered-table-cell/>
          <table:covered-table-cell/>
        </table:table-row>
        <table:table-row>
          <table:table-cell table:style-name="Table24.A1" office:value-type="string">
            <text:p text:style-name="Default_5f_nt2"><text:span text:style-name="T1">Usage</text:span><text:span text:style-name="T2"> </text:span><text:span text:style-name="T1">example</text:span></text:p>
          </table:table-cell>
          <table:table-cell table:style-name="Table24.A1" table:number-columns-spanned="4" office:value-type="string">
            <text:p text:style-name="cmd_5f_code">SENS:NPLC 5</text:p>
            <text:p text:style-name="cmd_5f_code">SENS:APER?</text:p>
            <text:p text:style-name="cmd_5f_code_20_Start">0.1</text:p>
          </table:table-cell>
          <table:covered-table-cell/>
          <table:covered-table-cell/>
          <table:covered-table-cell/>
        </table:table-row>
        <table:table-row>
          <table:table-cell table:style-name="Table24.A1" office:value-type="string">
            <text:p text:style-name="Default_5f_nt2">Errors</text:p>
          </table:table-cell>
          <table:table-cell table:style-name="Table24.A1" table:number-columns-spanned="4" office:value-type="string">
            <text:p text:style-name="P6">-241,"Hardware missing"</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P1">SENSe:NPLCycles</text:p>
            <text:p text:style-name="P1">SYSTem:LFRequency</text:p>
          </table:table-cell>
          <table:covered-table-cell/>
          <table:covered-table-cell/>
          <table:covered-table-cell/>
        </table:table-row>
      </table:table>
      <text:list xml:id="list351346848"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 {&lt;range&gt;} [, &lt;channel&gt;]</text:p>
            <text:p text:style-name="cmd_5f_root">SENSe:CURRent[:DC]:RANGe? [&lt;channel&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5"> MIO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range must be higher than the maximum current that you expect to measure. Units are in amperes. </text:p>
            <text:p text:style-name="Standard"/>
            <text:p text:style-name="note">When used on the MIO168 (i.e. its AFE) use range 0 for auto-ranging function.</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DCP: 0.5, 5, LOW|HIGH|BEST,<text:line-break/>MIO+AFE3: 0 – 3</text:p>
          </table:table-cell>
          <table:table-cell table:style-name="Table30.B5" office:value-type="string">
            <text:p text:style-name="P2">BEST</text:p>
          </table:table-cell>
        </table:table-row>
        <table:table-row table:style-name="Table30.4">
          <table:table-cell table:style-name="Table30.A1" office:value-type="string">
            <text:p text:style-name="Standard"/>
          </table:table-cell>
          <table:table-cell table:style-name="Table30.B5" office:value-type="string">
            <text:p text:style-name="P1">&lt;channel&gt;</text:p>
          </table:table-cell>
          <table:table-cell table:style-name="Table30.B5" office:value-type="string">
            <text:p text:style-name="P2">Channel</text:p>
          </table:table-cell>
          <table:table-cell table:style-name="Table30.B5" office:value-type="string">
            <text:p text:style-name="P2">DCP and DCM: CH1|CH2|CH3|CH4|CH5|CH6,<text:line-break/>MIO+AFE3: (@n04), (@n06) </text:p>
          </table:table-cell>
          <table:table-cell table:style-name="Table30.B5" office:value-type="string">
            <text:p text:style-name="P2">–</text:p>
          </table:table-cell>
        </table:table-row>
        <table:table-row>
          <table:table-cell table:style-name="Table30.A1" office:value-type="string">
            <text:p text:style-name="Default_5f_nt2"><text:span text:style-name="T1">Return</text:span></text:p>
          </table:table-cell>
          <table:table-cell table:style-name="Table30.A1" table:number-columns-spanned="4" office:value-type="string">
            <text:p text:style-name="Standard">The query returns the presently selected current range.</text:p>
          </table:table-cell>
          <table:covered-table-cell/>
          <table:covered-table-cell/>
          <table:covered-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ENSe:VOLTage[:DC]:RANGe</text:p>
            <text:p text:style-name="P1">SYSTem:CHANnel:MODel?</text:p>
          </table:table-cell>
          <table:covered-table-cell/>
          <table:covered-table-cell/>
          <table:covered-table-cell/>
        </table:table-row>
      </table:table>
      <text:list xml:id="list1372960851" text:continue-numbering="true" text:style-name="Outline">
        <text:list-item>
          <text:list>
            <text:list-item>
              <text:list>
                <text:list-item>
                  <text:h text:style-name="Heading_20_3" text:outline-level="3"><text:bookmark text:name="sens_dlog_cle"/><text:soft-page-break/>SENSe:DLOG:CLEar</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Default_5f_nt2">Syntax</text:p>
          </table:table-cell>
          <table:table-cell table:style-name="Table19.A1" office:value-type="string">
            <text:p text:style-name="cmd_5f_root">SENSe:DLOG:CLEar</text:p>
          </table:table-cell>
        </table:table-row>
        <table:table-row>
          <table:table-cell table:style-name="Table19.A1" office:value-type="string">
            <text:p text:style-name="Default_5f_nt2">Description</text:p>
          </table:table-cell>
          <table:table-cell table:style-name="Table19.A1" office:value-type="string">
            <text:p text:style-name="Standard">This command resets all DLOG parameters.</text:p>
          </table:table-cell>
        </table:table-row>
        <table:table-row>
          <table:table-cell table:style-name="Table19.A1" office:value-type="string">
            <text:p text:style-name="Default_5f_nt2"><text:span text:style-name="T1">Usage</text:span><text:span text:style-name="T2"> </text:span><text:span text:style-name="T1">example</text:span></text:p>
          </table:table-cell>
          <table:table-cell table:style-name="Table19.A1" office:value-type="string">
            <text:p text:style-name="cmd_5f_code">SENS:DLOG:CLE</text:p>
          </table:table-cell>
        </table:table-row>
        <table:table-row>
          <table:table-cell table:style-name="Table19.A1" office:value-type="string">
            <text:p text:style-name="Default_5f_nt2">Errors</text:p>
          </table:table-cell>
          <table:table-cell table:style-name="Table19.A1" office:value-type="string">
            <text:p text:style-name="P6">-241,"Hardware missing"</text:p>
          </table:table-cell>
        </table:table-row>
      </table:table>
      <text:list xml:id="list1751805663"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839042315"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1526066735"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ext:soft-page-break/>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2175253050"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967245305"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580037192" text:continue-numbering="true" text:style-name="Outline">
        <text:list-item>
          <text:list>
            <text:list-item>
              <text:list>
                <text:list-item>
                  <text:h text:style-name="Heading_20_3" text:outline-level="3"><text:bookmark text:name="sens_dlog_book"/>SENSe:DLOG:TRACe:BOOKmark</text:h>
                </text:list-item>
              </text:list>
            </text:list-item>
          </text:list>
        </text:list-item>
      </text:list>
      <table:table table:name="Table20" table:style-name="Table20">
        <table:table-column table:style-name="Table20.A"/>
        <table:table-column table:style-name="Table20.B" table:number-columns-repeated="4"/>
        <table:table-row>
          <table:table-cell table:style-name="Table20.A1" office:value-type="string">
            <text:p text:style-name="Default_5f_nt2">Syntax</text:p>
          </table:table-cell>
          <table:table-cell table:style-name="Table20.A1" table:number-columns-spanned="4" office:value-type="string">
            <text:p text:style-name="cmd_5f_root">SENSe:DLOG:TRACe:BOOKmark {&lt;bookmark&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1">Use this command to add a bookmark into the active DLOG.</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Standard">&lt;bookmark&gt;</text:p>
          </table:table-cell>
          <table:table-cell table:style-name="Table20.A1" office:value-type="string">
            <text:p text:style-name="P3">Quoted string</text:p>
          </table:table-cell>
          <table:table-cell table:style-name="Table20.A1" office:value-type="string">
            <text:p text:style-name="P4">1 to 25 characters</text:p>
          </table:table-cell>
          <table:table-cell table:style-name="Table20.A1" office:value-type="string">
            <text:p text:style-name="P3">–</text:p>
          </table:table-cell>
        </table:table-row>
        <table:table-row>
          <table:table-cell table:style-name="Table20.A1" office:value-type="string">
            <text:p text:style-name="Default_5f_nt2"><text:span text:style-name="T1">Usage</text:span><text:span text:style-name="T2"> </text:span><text:span text:style-name="T1">example</text:span></text:p>
          </table:table-cell>
          <table:table-cell table:style-name="Table20.A1" table:number-columns-spanned="4" office:value-type="string">
            <text:p text:style-name="P7">SENS:DLOG:BOOK "start f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ABORt:DLOG</text:p>
            <text:p text:style-name="P1">INITiate:DLOG {&lt;filename&gt;}</text:p>
          </table:table-cell>
          <table:covered-table-cell/>
          <table:covered-table-cell/>
          <table:covered-table-cell/>
        </table:table-row>
      </table:table>
      <text:list xml:id="list1879962526"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644546227"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976423685" text:continue-numbering="true" text:style-name="Outline">
        <text:list-item>
          <text:list>
            <text:list-item>
              <text:list>
                <text:list-item>
                  <text:h text:style-name="Heading_20_3" text:outline-level="3">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758492060" text:continue-numbering="true" text:style-name="Outline">
        <text:list-item>
          <text:list>
            <text:list-item>
              <text:list>
                <text:list-item>
                  <text:h text:style-name="Heading_20_3" text:outline-level="3"><text:bookmark text:name="sens_dlog_trac_x_unit"/><text:soft-page-break/>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2020660091"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617649087"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1948498058"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ext:soft-page-break/>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587416151"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225133145"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699706697"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1081854707" text:continue-numbering="true" text:style-name="Outline">
        <text:list-item>
          <text:list>
            <text:list-item>
              <text:list>
                <text:list-item>
                  <text:h text:style-name="Heading_20_3" text:outline-level="3"><text:bookmark text:name="sens_dlog_trac_y_max"/><text:soft-page-break/>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578866725" text:continue-numbering="true" text:style-name="Outline">
        <text:list-item>
          <text:list>
            <text:list-item>
              <text:list>
                <text:list-item>
                  <text:h text:style-name="Heading_20_3" text:outline-level="3"><text:bookmark text:name="sens_dlog_trac_y_scal"/>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1847197013"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list xml:id="list1812637164" text:continue-numbering="true" text:style-name="Outline">
        <text:list-item>
          <text:list>
            <text:list-item>
              <text:list>
                <text:list-item>
                  <text:h text:style-name="Heading_20_3" text:outline-level="3"><text:bookmark text:name="sense_func"/>SENSe:FUNCtion[:ON] {&lt;function&gt;}[, &lt;channel&gt;]</text:h>
                </text:list-item>
              </text:list>
            </text:list-item>
          </text:list>
        </text:list-item>
      </text:list>
      <table:table table:name="Table21" table:style-name="Table21">
        <table:table-column table:style-name="Table21.A"/>
        <table:table-column table:style-name="Table21.B" table:number-columns-repeated="4"/>
        <table:table-row>
          <table:table-cell table:style-name="Table21.A1" office:value-type="string">
            <text:p text:style-name="Default_5f_nt2">Syntax</text:p>
          </table:table-cell>
          <table:table-cell table:style-name="Table21.A1" table:number-columns-spanned="4" office:value-type="string">
            <text:p text:style-name="cmd_5f_root">SENSe:FUNCtion[:ON] {&lt;function&gt;}[, &lt;channel&gt;]</text:p>
            <text:p text:style-name="cmd_5f_root">SENSe:FUNCtion[:ON]? [&lt;channel&g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P1">This command defines AOUT1 and AOUT2 output mode of the MIO168 module that could be current or volt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Standard">function</text:p>
          </table:table-cell>
          <table:table-cell table:style-name="Table21.A1" office:value-type="string">
            <text:p text:style-name="P3">Discrete</text:p>
          </table:table-cell>
          <table:table-cell table:style-name="Table21.A1" office:value-type="string">
            <text:p text:style-name="P4">CURRent|VOLTage</text:p>
          </table:table-cell>
          <table:table-cell table:style-name="Table21.A1" office:value-type="string">
            <text:p text:style-name="P3">–</text:p>
          </table:table-cell>
        </table:table-row>
        <table:table-row>
          <table:table-cell table:style-name="Table21.A1" office:value-type="string">
            <text:p text:style-name="Standard"/>
          </table:table-cell>
          <table:table-cell table:style-name="Table21.A1" office:value-type="string">
            <text:p text:style-name="Standard">channel</text:p>
          </table:table-cell>
          <table:table-cell table:style-name="Table21.A1" office:value-type="string">
            <text:p text:style-name="P3">channel</text:p>
          </table:table-cell>
          <table:table-cell table:style-name="Table21.A1" office:value-type="string">
            <text:p text:style-name="P4">(@n03), (@n04) <text:soft-page-break/>where n is the slot number</text:p>
          </table:table-cell>
          <table:table-cell table:style-name="Table21.A1" office:value-type="string">
            <text:p text:style-name="P3"/>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P7">SENS:FUNC CURR,(@304)</text:p>
            <text:p text:style-name="P7"/>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P1">SENSe:CURRent[:DC]:RANGe</text:p>
            <text:p text:style-name="P1">SENSe:VOLTage[:DC]:RANGe</text:p>
          </table:table-cell>
          <table:covered-table-cell/>
          <table:covered-table-cell/>
          <table:covered-table-cell/>
        </table:table-row>
      </table:table>
      <text:list xml:id="list971830281" text:continue-numbering="true" text:style-name="Outline">
        <text:list-item>
          <text:list>
            <text:list-item>
              <text:list>
                <text:list-item>
                  <text:h text:style-name="Heading_20_3" text:outline-level="3"><text:bookmark text:name="sense_nplc"/>SENSe:NPLCycles</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SENSe:NPLCycles {&lt;cycles&gt;}</text:p>
            <text:p text:style-name="cmd_5f_root">SENSe:NPLCycles?</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pecify the number of AC power line cycles (NPLC) that the measurement will span (i.e. integration time where 1 NPLC=20 ms for 50 Hz, or 16.67 ms for 60 Hz AC power line). It insures better measurement accuracy and reduces measurement noise on low current and voltage measurements.</text:p>
            <text:p text:style-name="Standard"/>
            <text:p text:style-name="Standard">The AC line frequency is not detected automatically, therefore it has to be set with the SYSTem:LFRequency command.</text:p>
            <text:p text:style-name="Standard"/>
            <text:p text:style-name="Standard">The NPLC value is coupled to APERture by the equation: NPLCycles = APERture x selected AC line frequency. For example, for APERture of 0.1 and 50 Hz the NPLC is 5.</text:p>
            <text:p text:style-name="Standard"/>
            <text:p text:style-name="note">Using an integer number of power line cycles can reduce measurement noise from line frequency sources.</text:p>
          </table:table-cell>
          <table:covered-table-cell/>
          <table:covered-table-cell/>
          <table:covered-table-cell/>
        </table:table-row>
        <table:table-row table:style-name="Table23.4">
          <table:table-cell table:style-name="Table23.A1" table:number-rows-spanned="2" office:value-type="string">
            <text:p text:style-name="P1">Parameters</text:p>
          </table:table-cell>
          <table:table-cell table:style-name="Table23.B4" office:value-type="string">
            <text:p text:style-name="P2">Name</text:p>
          </table:table-cell>
          <table:table-cell table:style-name="Table23.B4" office:value-type="string">
            <text:p text:style-name="P2">Type</text:p>
          </table:table-cell>
          <table:table-cell table:style-name="Table23.B4" office:value-type="string">
            <text:p text:style-name="P2">Range</text:p>
          </table:table-cell>
          <table:table-cell table:style-name="Table23.B4" office:value-type="string">
            <text:p text:style-name="P2">Default</text:p>
          </table:table-cell>
        </table:table-row>
        <table:table-row table:style-name="Table23.4">
          <table:covered-table-cell/>
          <table:table-cell table:style-name="Table23.B5" office:value-type="string">
            <text:p text:style-name="P1">&lt;cycles&gt;</text:p>
          </table:table-cell>
          <table:table-cell table:style-name="Table23.B5" office:value-type="string">
            <text:p text:style-name="P2">NR2</text:p>
          </table:table-cell>
          <table:table-cell table:style-name="Table23.B5" office:value-type="string">
            <text:p text:style-name="P2">0 – 25</text:p>
          </table:table-cell>
          <table:table-cell table:style-name="Table23.B5" office:value-type="string">
            <text:p text:style-name="P2">–</text:p>
          </table:table-cell>
        </table:table-row>
        <table:table-row>
          <table:table-cell table:style-name="Table23.A1" office:value-type="string">
            <text:p text:style-name="Default_5f_nt2"><text:span text:style-name="T1">Return</text:span></text:p>
          </table:table-cell>
          <table:table-cell table:style-name="Table23.A1" table:number-columns-spanned="4" office:value-type="string">
            <text:p text:style-name="Standard">Returns the present setting of the number of power line cycles.</text:p>
          </table:table-cell>
          <table:covered-table-cell/>
          <table:covered-table-cell/>
          <table:covered-table-cell/>
        </table:table-row>
        <table:table-row>
          <table:table-cell table:style-name="Table23.A1" office:value-type="string">
            <text:p text:style-name="Default_5f_nt2"><text:span text:style-name="T1">Usage</text:span><text:span text:style-name="T2"> </text:span><text:span text:style-name="T1">example</text:span></text:p>
          </table:table-cell>
          <table:table-cell table:style-name="Table23.A1" table:number-columns-spanned="4" office:value-type="string">
            <text:p text:style-name="cmd_5f_code">SENS:NPLC</text:p>
            <text:p text:style-name="cmd_5f_code_20_Start">5</text:p>
          </table:table-cell>
          <table:covered-table-cell/>
          <table:covered-table-cell/>
          <table:covered-table-cell/>
        </table:table-row>
        <table:table-row>
          <table:table-cell table:style-name="Table23.A1" office:value-type="string">
            <text:p text:style-name="Default_5f_nt2">Errors</text:p>
          </table:table-cell>
          <table:table-cell table:style-name="Table23.A1" table:number-columns-spanned="4" office:value-type="string">
            <text:p text:style-name="P6">-241,"Hardware missing"</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1">SENSe:APERture</text:p>
            <text:p text:style-name="P1">SYSTem:LFRequency</text:p>
          </table:table-cell>
          <table:covered-table-cell/>
          <table:covered-table-cell/>
          <table:covered-table-cell/>
        </table:table-row>
      </table:table>
      <text:list xml:id="list1607375844" text:continue-numbering="true" text:style-name="Outline">
        <text:list-item>
          <text:list>
            <text:list-item>
              <text:list>
                <text:list-item>
                  <text:h text:style-name="Heading_20_3" text:outline-level="3"><text:bookmark text:name="sens_volt_rang"/>SENSe:VOLTage[:DC]:RANGe</text:h>
                </text:list-item>
              </text:list>
            </text:list-item>
          </text:list>
        </text:list-item>
      </text:list>
      <table:table table:name="Table22" table:style-name="Table22">
        <table:table-column table:style-name="Table22.A"/>
        <table:table-column table:style-name="Table22.B" table:number-columns-repeated="4"/>
        <table:table-row>
          <table:table-cell table:style-name="Table22.A1" office:value-type="string">
            <text:p text:style-name="Default_5f_nt2">Syntax</text:p>
          </table:table-cell>
          <table:table-cell table:style-name="Table22.A1" table:number-columns-spanned="4" office:value-type="string">
            <text:p text:style-name="cmd_5f_root">SENSe:VOLTage[:DC]:RANGe {&lt;range&gt;} [, &lt;channel&gt;]</text:p>
            <text:p text:style-name="cmd_5f_root">SENSe:VOLTage[:DC]:RANGe? [&lt;channel&gt;]</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This command selects a DC voltage measurement range. The entered range must be higher than the maximum voltage that you expect to measure. Units are in volts. </text:p>
            <text:p text:style-name="Standard"/>
            <text:p text:style-name="note">Use range 0 for auto-ranging function.</text:p>
          </table:table-cell>
          <table:covered-table-cell/>
          <table:covered-table-cell/>
          <table:covered-table-cell/>
        </table:table-row>
        <table:table-row table:style-name="Table22.4">
          <table:table-cell table:style-name="Table22.A1" table:number-rows-spanned="2" office:value-type="string">
            <text:p text:style-name="P1">Parameters</text:p>
          </table:table-cell>
          <table:table-cell table:style-name="Table22.B4" office:value-type="string">
            <text:p text:style-name="P2">Name</text:p>
          </table:table-cell>
          <table:table-cell table:style-name="Table22.B4" office:value-type="string">
            <text:p text:style-name="P2">Type</text:p>
          </table:table-cell>
          <table:table-cell table:style-name="Table22.B4" office:value-type="string">
            <text:p text:style-name="P2">Range</text:p>
          </table:table-cell>
          <table:table-cell table:style-name="Table22.B4" office:value-type="string">
            <text:p text:style-name="P2">Default</text:p>
          </table:table-cell>
        </table:table-row>
        <table:table-row table:style-name="Table22.4">
          <table:covered-table-cell/>
          <table:table-cell table:style-name="Table22.B5" office:value-type="string">
            <text:p text:style-name="P1">&lt;range&gt;</text:p>
          </table:table-cell>
          <table:table-cell table:style-name="Table22.B5" office:value-type="string">
            <text:p text:style-name="P2">NR2|Discrete</text:p>
          </table:table-cell>
          <table:table-cell table:style-name="Table22.B5" office:value-type="string">
            <text:p text:style-name="P2">MIO+AFE3: 0 – 3</text:p>
          </table:table-cell>
          <table:table-cell table:style-name="Table22.B5" office:value-type="string">
            <text:p text:style-name="P2">–</text:p>
          </table:table-cell>
        </table:table-row>
        <table:table-row table:style-name="Table22.4">
          <table:table-cell table:style-name="Table22.A1" office:value-type="string">
            <text:p text:style-name="Standard"/>
          </table:table-cell>
          <table:table-cell table:style-name="Table22.B5" office:value-type="string">
            <text:p text:style-name="P1">&lt;channel&gt;</text:p>
          </table:table-cell>
          <table:table-cell table:style-name="Table22.B5" office:value-type="string">
            <text:p text:style-name="P2">Channel</text:p>
          </table:table-cell>
          <table:table-cell table:style-name="Table22.B5" office:value-type="string">
            <text:p text:style-name="P2">MIO+AFE3: (@n03), (@n05) </text:p>
          </table:table-cell>
          <table:table-cell table:style-name="Table22.B5" office:value-type="string">
            <text:p text:style-name="P2">–</text:p>
          </table:table-cell>
        </table:table-row>
        <table:table-row>
          <table:table-cell table:style-name="Table22.A1" office:value-type="string">
            <text:p text:style-name="Default_5f_nt2"><text:span text:style-name="T1">Return</text:span></text:p>
          </table:table-cell>
          <table:table-cell table:style-name="Table22.A1" table:number-columns-spanned="4" office:value-type="string">
            <text:p text:style-name="Standard">The query returns the presently selected voltage range.</text:p>
          </table:table-cell>
          <table:covered-table-cell/>
          <table:covered-table-cell/>
          <table:covered-table-cell/>
        </table:table-row>
        <table:table-row>
          <table:table-cell table:style-name="Table22.A1" office:value-type="string">
            <text:p text:style-name="Default_5f_nt2"><text:span text:style-name="T1">Usage</text:span><text:span text:style-name="T2"> </text:span><text:span text:style-name="T1">example</text:span></text:p>
          </table:table-cell>
          <table:table-cell table:style-name="Table22.A1" table:number-columns-spanned="4" office:value-type="string">
            <text:p text:style-name="cmd_5f_code">SENS:VOLT:RANG?</text:p>
            <text:p text:style-name="cmd_5f_code_20_Start">0</text:p>
          </table:table-cell>
          <table:covered-table-cell/>
          <table:covered-table-cell/>
          <table:covered-table-cell/>
        </table:table-row>
        <text:soft-page-break/>
        <table:table-row>
          <table:table-cell table:style-name="Table22.A1" office:value-type="string">
            <text:p text:style-name="Default_5f_nt2">Errors</text:p>
          </table:table-cell>
          <table:table-cell table:style-name="Table22.A1" table:number-columns-spanned="4" office:value-type="string">
            <text:p text:style-name="P6">-241,"Hardware missing"</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P1">SENSe:CURRent[:DC]:RANGe</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 svg:font-family="TimesNewRoman" style:font-family-generic="roman"/>
    <style:font-face style:name="TimesNewRoman,Italic" svg:font-family="'TimesNewRoman,Italic'" style:font-family-generic="roman"/>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4. SENSe</dc:title>
    <meta:document-statistic meta:table-count="26" meta:image-count="0" meta:object-count="0" meta:page-count="10" meta:paragraph-count="653" meta:word-count="1882" meta:character-count="14089"/>
    <meta:user-defined meta:name="WebPublish_HTML_Profile">EEZ (HTML)</meta:user-defined>
    <meta:user-defined meta:name="WebPublish_Post_PageId">921</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